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Notas_20_Informativas"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Titulo">
      <style:text-properties fo:language="en" fo:country="US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5fca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fca" style:font-size-asian="24pt" style:font-weight-asian="bold" style:font-size-complex="24pt" style:font-weight-complex="bold"/>
    </style:style>
    <style:style style:name="P1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5" style:family="paragraph" style:parent-style-name="Standard">
      <style:text-properties style:font-name="Calibri" fo:font-size="12pt" fo:language="en" fo:country="US" officeooo:paragraph-rsid="001e5fca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e5fca" style:font-size-asian="12pt" style:font-size-complex="12pt"/>
    </style:style>
    <style:style style:name="P17" style:family="paragraph" style:parent-style-name="Standard">
      <style:text-properties style:font-name="Calibri" fo:font-size="12pt" officeooo:paragraph-rsid="001e5fca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fca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fca" style:text-blinking="false" fo:background-color="transparent" loext:padding="0cm" loext:border="none"/>
    </style:style>
    <style:style style:name="P24" style:family="paragraph" style:parent-style-name="Standard">
      <style:text-properties officeooo:paragraph-rsid="001e5fca"/>
    </style:style>
    <style:style style:name="P25" style:family="paragraph" style:parent-style-name="Standard" style:master-page-name="First_20_Page">
      <style:paragraph-properties style:page-number="auto"/>
      <style:text-properties officeooo:paragraph-rsid="001e5fca"/>
    </style:style>
    <style:style style:name="P26" style:family="paragraph" style:parent-style-name="Standard" style:master-page-name="Index">
      <style:paragraph-properties style:page-number="auto"/>
      <style:text-properties fo:language="en" fo:country="US"/>
    </style:style>
    <style:style style:name="P27" style:family="paragraph" style:parent-style-name="Standard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Text_20_body" style:list-style-name="L1">
      <style:text-properties fo:language="en" fo:country="US"/>
    </style:style>
    <style:style style:name="P30" style:family="paragraph" style:parent-style-name="Text_20_body" style:list-style-name="L2">
      <style:text-properties fo:language="en" fo:country="US"/>
    </style:style>
    <style:style style:name="P31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2" style:family="paragraph" style:parent-style-name="Text_20_body" style:list-style-name="L3">
      <style:text-properties fo:language="en" fo:country="US"/>
    </style:style>
    <style:style style:name="P33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f0616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fca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5fca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1771a0"/>
    </style:style>
    <style:style style:name="T14" style:family="text">
      <style:text-properties officeooo:rsid="001a9e41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771a0"/>
    </style:style>
    <style:style style:name="T17" style:family="text">
      <style:text-properties fo:language="en" fo:country="US" officeooo:rsid="0019bdf2"/>
    </style:style>
    <style:style style:name="T18" style:family="text">
      <style:text-properties fo:language="en" fo:country="US" officeooo:rsid="001bf688"/>
    </style:style>
    <style:style style:name="T19" style:family="text">
      <style:text-properties style:font-name="Calibri1" fo:font-size="12pt" fo:language="en" fo:country="US" officeooo:rsid="001bf688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T24" style:family="text">
      <style:text-properties officeooo:rsid="001f061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5"/>
      <text:p text:style-name="P24"/>
      <text:p text:style-name="P24"/>
      <text:p text:style-name="P24"/>
      <text:p text:style-name="P13"><text:span text:style-name="T7">Computer Systems – </text:span><text:span text:style-name="T8">Study guide</text:span><text:span text:style-name="T9"><text:line-break/></text:span><text:span text:style-name="T10">UD 0</text:span><text:span text:style-name="T11">8</text:span><text:span text:style-name="T10">. </text:span><text:span text:style-name="T20"><text:user-field-get text:name="Tema">Backups</text:user-field-get></text:span></text:p>
      <text:p text:style-name="P2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1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11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2">20<text:span text:style-name="T22">22</text:span>/20<text:span text:style-name="T23">2</text:span><text:span text:style-name="T22">3</text:span></text:p>
      <text:p text:style-name="P16"><text:tab/><text:tab/><text:tab/><text:tab/><text:tab/><text:tab/><text:tab/><text:tab/><text:tab/><text:tab/>Versión:<text:date style:data-style-name="N105" text:date-value="2022-07-25T16:29:56.733000269">220725</text:date>.<text:time style:data-style-name="N104" text:time-value="2022-07-25T16:29:56.733000269">1628</text:time></text:p>
      <text:p text:style-name="P17"/>
      <text:p text:style-name="P15"/>
      <text:p text:style-name="P8"/>
      <text:p text:style-name="P8"/>
      <text:p text:style-name="P26"/>
      <text:p text:style-name="P14">Licencia</text:p>
      <text:p text:style-name="P8"/>
      <text:p text:style-name="P19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14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7"><text:span text:style-name="T4"> </text:span>Importante</text:p>
      <text:p text:style-name="P9"/>
      <text:p text:style-name="P7"><text:span text:style-name="T4"> </text:span>Atención</text:p>
      <text:p text:style-name="P9"/>
      <text:p text:style-name="P7"><text:span text:style-name="T4"></text:span> <text:s/>Interesante</text:p>
      <text:h text:style-name="P28" text:outline-level="1" text:is-list-header="true"/>
      <text:p text:style-name="P8"/>
      <text:p text:style-name="P8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5">1. Data<text:tab/>3</text:p>
          <text:p text:style-name="P5">2. Previous knowledge<text:tab/>3</text:p>
          <text:p text:style-name="P5">3. Objectives<text:tab/>3</text:p>
          <text:p text:style-name="P5">4. Contents<text:tab/>3</text:p>
          <text:p text:style-name="P5">5. Activities<text:tab/>3</text:p>
          <text:p text:style-name="P5">6. Recommendations<text:tab/>3</text:p>
        </text:index-body>
      </text:table-of-content>
      <text:p text:style-name="P8"/>
      <text:p text:style-name="P27"/>
      <text:p text:style-name="P10">UD0<text:user-field-get text:name="NumeroTema">8</text:user-field-get>. <text:user-field-get text:name="Tema">Backups</text:user-field-get></text:p>
      <text:h text:style-name="P28" text:outline-level="1">Data</text:h>
      <text:p text:style-name="Text_20_body"><text:span text:style-name="T15">From </text:span><text:span text:style-name="T16">2</text:span><text:span text:style-name="T19">0</text:span><text:span text:style-name="T15">/0</text:span><text:span text:style-name="T17">1</text:span><text:span text:style-name="T15">/20</text:span><text:span text:style-name="T18">20</text:span><text:span text:style-name="T15"> to </text:span><text:span text:style-name="T16">2</text:span><text:span text:style-name="T18">6</text:span><text:span text:style-name="T15">/0</text:span><text:span text:style-name="T16">1</text:span><text:span text:style-name="T15">/20</text:span><text:span text:style-name="T18">20</text:span><text:span text:style-name="T15">. The length of the unit is 1 weeks (8 hours).</text:span></text:p>
      <text:h text:style-name="P28" text:outline-level="1">Previous knowledge</text:h>
      <text:list xml:id="list2708617716" text:style-name="L1">
        <text:list-item>
          <text:p text:style-name="P29">Unit 2. <text:span text:style-name="T13">Fu</text:span>nctional elements <text:span text:style-name="T13">of a computer</text:span></text:p>
        </text:list-item>
        <text:list-item>
          <text:p text:style-name="P29">Unit 3. Hardware Components</text:p>
        </text:list-item>
      </text:list>
      <text:h text:style-name="P28" text:outline-level="1">Objectives</text:h>
      <text:list xml:id="list1641110387" text:style-name="L2">
        <text:list-item>
          <text:p text:style-name="P30">To learn what is a Backup.</text:p>
        </text:list-item>
        <text:list-item>
          <text:p text:style-name="P30">To learn why a backup is important.</text:p>
        </text:list-item>
        <text:list-item>
          <text:p text:style-name="P30">To learn what is a backup policy.</text:p>
        </text:list-item>
        <text:list-item>
          <text:p text:style-name="P30">To learn what are the different kinds of backups.</text:p>
        </text:list-item>
        <text:list-item>
          <text:p text:style-name="P31">To learn the different medias to make backups.</text:p>
        </text:list-item>
        <text:list-item>
          <text:p text:style-name="P31">To learn what is a RAID system.</text:p>
        </text:list-item>
        <text:list-item>
          <text:p text:style-name="P31">To learn what are the RAID levels</text:p>
        </text:list-item>
      </text:list>
      <text:h text:style-name="P28" text:outline-level="1">Contents</text:h>
      <text:list xml:id="list827614845" text:style-name="L3">
        <text:list-item>
          <text:p text:style-name="P32">Backups</text:p>
        </text:list-item>
        <text:list-item>
          <text:p text:style-name="P32">Backup policy</text:p>
        </text:list-item>
        <text:list-item>
          <text:p text:style-name="P32">Kinds of backups</text:p>
        </text:list-item>
        <text:list-item>
          <text:p text:style-name="P32">RAID</text:p>
        </text:list-item>
      </text:list>
      <text:h text:style-name="P28" text:outline-level="1">Activities</text:h>
      <text:list xml:id="list2340846784" text:style-name="L4">
        <text:list-header>
          <text:p text:style-name="P33"><text:s text:c="2"/>You have a test to check and improve your knowledge</text:p>
        </text:list-header>
      </text:list>
      <text:h text:style-name="P28" text:outline-level="1">Recommendations</text:h>
      <text:p text:style-name="P4">This is a short and simple unit, but it <text:span text:style-name="T24">is important to understand every concept</text:span>. You need to make schema and a summary.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f0616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26S</meta:editing-duration>
    <meta:editing-cycles>27</meta:editing-cycles>
    <meta:generator>LibreOffice/7.3.2.2$Windows_X86_64 LibreOffice_project/49f2b1bff42cfccbd8f788c8dc32c1c309559be0</meta:generator>
    <dc:date>2022-07-25T16:29:56.583000000</dc:date>
    <meta:document-statistic meta:table-count="0" meta:image-count="1" meta:object-count="0" meta:page-count="3" meta:paragraph-count="50" meta:word-count="266" meta:character-count="1549" meta:non-whitespace-character-count="1328"/>
    <meta:template xlink:type="simple" xlink:actuate="onRequest" xlink:title="Plantilla CEED" xlink:href="../../.config/libreoffice/4/user/template/Plantilla%20CEED.ott" meta:date="2016-09-15T13:17:11.020000000"/>
  </office:meta>
</office:document-meta>
</file>